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5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P6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officeooo:paragraph-rsid="00065b15"/>
    </style:style>
    <style:style style:name="P15" style:family="paragraph" style:parent-style-name="Standard">
      <style:paragraph-properties fo:text-align="start" style:justify-single-word="false"/>
      <style:text-properties officeooo:paragraph-rsid="002a8622"/>
    </style:style>
    <style:style style:name="P16" style:family="paragraph" style:parent-style-name="Standard">
      <style:paragraph-properties fo:text-align="start" style:justify-single-word="false"/>
      <style:text-properties officeooo:paragraph-rsid="00334133"/>
    </style:style>
    <style:style style:name="P17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0pt" officeooo:rsid="0004d8b0" officeooo:paragraph-rsid="0037d9e2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2pt" style:text-underline-style="none" officeooo:rsid="00052e59" style:font-size-asian="12pt" style:font-size-complex="12pt"/>
    </style:style>
    <style:style style:name="T26" style:family="text">
      <style:text-properties fo:font-size="12pt" style:text-underline-style="none" officeooo:rsid="002150f7" style:font-size-asian="12pt" style:font-size-complex="12pt"/>
    </style:style>
    <style:style style:name="T27" style:family="text">
      <style:text-properties fo:font-size="12pt" style:text-underline-style="none" officeooo:rsid="001751cd" style:font-size-asian="12pt" style:font-size-complex="12pt"/>
    </style:style>
    <style:style style:name="T28" style:family="text">
      <style:text-properties fo:font-size="12pt" style:text-underline-style="none" officeooo:rsid="00203b6a" style:font-size-asian="12pt" style:font-size-complex="12pt"/>
    </style:style>
    <style:style style:name="T29" style:family="text">
      <style:text-properties fo:font-size="12pt" style:text-underline-style="none" officeooo:rsid="002a8622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2" style:family="text">
      <style:text-properties officeooo:rsid="00098100"/>
    </style:style>
    <style:style style:name="T33" style:family="text">
      <style:text-properties style:text-underline-style="none" officeooo:rsid="000926cb"/>
    </style:style>
    <style:style style:name="T34" style:family="text">
      <style:text-properties officeooo:rsid="00203b6a"/>
    </style:style>
    <style:style style:name="T35" style:family="text">
      <style:text-properties officeooo:rsid="0022a378"/>
    </style:style>
    <style:style style:name="T36" style:family="text">
      <style:text-properties officeooo:rsid="0023d969"/>
    </style:style>
    <style:style style:name="T37" style:family="text">
      <style:text-properties officeooo:rsid="002a758a"/>
    </style:style>
    <style:style style:name="T38" style:family="text">
      <style:text-properties officeooo:rsid="003934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ale Kelly</text:p>
      <text:p text:style-name="P20"><text:a xlink:type="simple" xlink:href="mailto:dalekellytoo@gmail.com" text:style-name="Internet_20_link" text:visited-style-name="Visited_20_Internet_20_Link">dalekellytoo@gmail.com</text:a></text:p>
      <text:p text:style-name="P12"><text:span text:style-name="T36">Thinking of a fellowship</text:span> <text:span text:style-name="T38">in an inclusive diverse competitve environment with common goals</text:span>.</text:p>
      <text:p text:style-name="P1"/>
      <text:p text:style-name="P1"/>
      <text:p text:style-name="P6"><text:span text:style-name="T33"><text:tab/></text:span><text:span text:style-name="T9">E</text:span><text:span text:style-name="T8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3">Welding Certificate</text:span></text:p>
      <text:p text:style-name="P17"/>
      <text:p text:style-name="P17"><text:tab/><text:tab/><text:a xlink:type="simple" xlink:href="https://www.ccac.edu/" text:style-name="Internet_20_link" text:visited-style-name="Visited_20_Internet_20_Link">Community College of Allegheny College</text:a></text:p>
      <text:p text:style-name="P4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2"/>
      <text:p text:style-name="P2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2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5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2"/>
      <text:p text:style-name="P2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2"><text:span text:style-name="T1"><text:tab/><text:tab/><text:tab/></text:span><text:span text:style-name="T20">Currently pursuing Doctor of Divinity, D.D.</text:span></text:p>
      <text:p text:style-name="P11"><text:tab/><text:tab/><text:tab/>Philosopher of Metaphysics, Ph.D.</text:p>
      <text:p text:style-name="P24"><text:tab/><text:tab/><text:tab/><text:a xlink:type="simple" xlink:href="https://metaphysicsuniversity.com/heart-of-ums/wisdom-of-the-heart-church/" text:style-name="Internet_20_link" text:visited-style-name="Visited_20_Internet_20_Link"><text:span text:style-name="T37">Wisdom Of The Heart Church</text:span></text:a><text:span text:style-name="T37"> </text:span>Practitioner’s Certificate</text:p>
      <text:p text:style-name="P9"><text:tab/><text:tab/><text:tab/><text:a xlink:type="simple" xlink:href="https://metaphysicsuniversity.com/heart-of-ums/wisdom-of-the-heart-church/" text:style-name="Internet_20_link" text:visited-style-name="Visited_20_Internet_20_Link"><text:span text:style-name="T37">Wisdom Of The Heart Church</text:span></text:a><text:span text:style-name="T37"> </text:span>Ministerial Ordination</text:p>
      <text:p text:style-name="P8"><text:tab/><text:tab/><text:tab/>Master of Metaphysical Sciences</text:p>
      <text:p text:style-name="P7"><text:tab/><text:tab/><text:tab/><text:span text:style-name="T32">Bachelor of Metaphysical Sciences</text:span></text:p>
      <text:p text:style-name="P7"/>
      <text:p text:style-name="P7"/>
      <text:p text:style-name="P7"><text:span text:style-name="T24"><text:tab/></text:span><text:span text:style-name="T22">Experience</text:span></text:p>
      <text:p text:style-name="P23"/>
      <text:p text:style-name="P15"><text:span text:style-name="T25"><text:tab/><text:tab/><text:tab/></text:span><text:span text:style-name="T29">Philosophy</text:span></text:p>
      <text:p text:style-name="P15"><text:a xlink:type="simple" xlink:href="https://www.kodak.com/" text:style-name="Internet_20_link" text:visited-style-name="Visited_20_Internet_20_Link"><text:span text:style-name="T25"/></text:a></text:p>
      <text:p text:style-name="P15"><text:span text:style-name="T25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6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10"/>
      <text:p text:style-name="P14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4"><text:span text:style-name="T4"><text:tab/><text:tab/><text:tab/></text:span><text:span text:style-name="T19">Sales Agent, 4 years</text:span></text:p>
      <text:p text:style-name="P13"/>
      <text:p text:style-name="P14"><text:span text:style-name="T19"><text:tab/><text:tab/></text:span><text:span text:style-name="T5">Skilled Janitor</text:span></text:p>
      <text:p text:style-name="P18"><text:tab/></text:p>
      <text:p text:style-name="P14"><text:span text:style-name="T5"><text:tab/><text:tab/></text:span><text:span text:style-name="T26">Some Computer Systems and Programming</text:span></text:p>
      <text:p text:style-name="P13"/>
      <text:p text:style-name="P13"/>
      <text:p text:style-name="P21"><text:span text:style-name="T21"><text:tab/></text:span><text:span text:style-name="T23">Affiliations</text:span></text:p>
      <text:p text:style-name="P13"><text:tab/><text:tab/></text:p>
      <text:p text:style-name="P15"><text:span text:style-name="T19"><text:tab/><text:tab/></text:span><text:a xlink:type="simple" xlink:href="https://www.aadp.net/" text:style-name="Internet_20_link" text:visited-style-name="Visited_20_Internet_20_Link"><text:span text:style-name="T30">American Association of Drugless Practition</text:span></text:a><text:a xlink:type="simple" xlink:href="https://www.aadp.net/" text:style-name="Internet_20_link" text:visited-style-name="Visited_20_Internet_20_Link"><text:span text:style-name="T31">ers</text:span></text:a><text:span text:style-name="T27"> </text:span><text:span text:style-name="T28">Certificate# 56603712</text:span></text:p>
      <text:p text:style-name="P22"><text:tab/><text:tab/><text:a xlink:type="simple" xlink:href="https://www.joinaama.com/" text:style-name="Internet_20_link" text:visited-style-name="Visited_20_Internet_20_Link">American Alternative Medicine Association</text:a> <text:span text:style-name="T34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17T21:20:20.592000000</dc:date>
    <meta:editing-duration>PT1H50M6S</meta:editing-duration>
    <meta:editing-cycles>47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1" meta:word-count="153" meta:character-count="1256" meta:non-whitespace-character-count="1058"/>
  </office:meta>
</office:document-meta>
</file>